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Dimensionality</text:p>
          </table:table-cell>
          <table:table-cell office:value-type="string" calcext:value-type="string">
            <text:p>Time [s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35382" calcext:value-type="float">
            <text:p>0.0353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411391" calcext:value-type="float">
            <text:p>0.41139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385114" calcext:value-type="float">
            <text:p>0.3851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429747" calcext:value-type="float">
            <text:p>0.42974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.95465" calcext:value-type="float">
            <text:p>2.9546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.322593" calcext:value-type="float">
            <text:p>3.32259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.74372" calcext:value-type="float">
            <text:p>3.7437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.143823" calcext:value-type="float">
            <text:p>4.143823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2.840666" calcext:value-type="float">
            <text:p>52.840666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60.293262" calcext:value-type="float">
            <text:p>60.293262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8.225671" calcext:value-type="float">
            <text:p>68.22567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81.523212" calcext:value-type="float">
            <text:p>81.523212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3009.678259" calcext:value-type="float">
            <text:p>3009.678259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3418.34283" calcext:value-type="float">
            <text:p>3418.34283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956.289064" calcext:value-type="float">
            <text:p>3956.289064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4918.185844" calcext:value-type="float">
            <text:p>4918.185844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 table:number-rows-repeated="11">
          <table:table-cell table:number-columns-repeated="6"/>
          <table:table-cell table:style-name="Default"/>
          <table:table-cell/>
        </table:table-row>
        <table:table-row table:style-name="ro1" table:number-rows-repeated="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roptera </meta:initial-creator>
    <meta:creation-date>2015-10-10T07:09:54.603222207</meta:creation-date>
    <dc:date>2015-10-10T07:19:07.249769007</dc:date>
    <dc:creator>chiroptera </dc:creator>
    <meta:editing-duration>P0D</meta:editing-duration>
    <meta:editing-cycles>1</meta:editing-cycles>
    <meta:document-statistic meta:table-count="1" meta:cell-count="51" meta:object-count="0"/>
    <meta:generator>LibreOffice/4.2.8.2$Linux_X86_64 LibreOffice_project/420m0$Build-2</meta:generator>
  </office:meta>
</office:document-meta>
</file>